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5962" officeooo:paragraph-rsid="00065962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bold" officeooo:rsid="00065962" officeooo:paragraph-rsid="00065962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ary Class List:</text:p>
      <text:p text:style-name="P1"/>
      <text:list xml:id="list1717171721649787590" text:style-name="L1">
        <text:list-item>
          <text:p text:style-name="P2">Board (9x9, 13x13, 19x19)</text:p>
        </text:list-item>
        <text:list-item>
          <text:p text:style-name="P2">Playing piece</text:p>
        </text:list-item>
        <text:list-item>
          <text:p text:style-name="P2">User</text:p>
        </text:list-item>
        <text:list-item>
          <text:p text:style-name="P2">Server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2:03:06.240149716</meta:creation-date>
    <dc:date>2017-10-11T22:17:45.439800276</dc:date>
    <meta:editing-duration>PT14M39S</meta:editing-duration>
    <meta:editing-cycles>1</meta:editing-cycles>
    <meta:document-statistic meta:table-count="0" meta:image-count="0" meta:object-count="0" meta:page-count="1" meta:paragraph-count="6" meta:word-count="16" meta:character-count="72" meta:non-whitespace-character-count="66"/>
    <meta:generator>LibreOffice/5.1.6.2$Linux_X86_64 LibreOffice_project/10m0$Build-2</meta:generator>
  </office:meta>
</office:document-meta>
</file>